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0000003F25752EA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776cm" svg:x="0.978cm" svg:y="1.599cm">
          <draw:image xlink:href="Pictures/1000000000000690000003F25752EAE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Rober</meta:initial-creator>
    <meta:creation-date>2005-02-01T04:06:05</meta:creation-date>
    <dc:date>2012-06-11T14:23:32.66</dc:date>
    <meta:editing-cycles>8</meta:editing-cycles>
    <meta:editing-duration>PT1H16M5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